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0000000C70844669CB86985F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ext_20_body">
      <style:paragraph-properties fo:text-align="center" style:justify-single-word="false"/>
      <style:text-properties officeooo:paragraph-rsid="00102c43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102c43" style:font-name-asian="Calibri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102c43" style:font-name-asian="Calibri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rsid="000cfb3c" officeooo:paragraph-rsid="00102c43" style:font-name-asian="Calibri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2c43" style:font-name-asian="Calibri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officeooo:paragraph-rsid="00102c43" style:font-name-asian="Calibri" style:font-size-asian="12pt" style:font-style-asian="italic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102c43" style:font-name-asian="Calibri" style:font-size-asian="12pt" style:font-style-asian="italic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02c43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102c43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officeooo:paragraph-rsid="00102c43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102c43" style:font-name-asian="Calibri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102c43" style:font-name-asian="Calibri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102c43" style:font-name-asian="Calibri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2c43" style:font-name-asian="Calibri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officeooo:paragraph-rsid="00102c43" style:font-name-asian="Calibri" style:font-size-asian="12pt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officeooo:rsid="00102c43" officeooo:paragraph-rsid="00102c43" style:font-name-asian="Calibri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officeooo:paragraph-rsid="00102c43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2pt" officeooo:rsid="00131b1b" officeooo:paragraph-rsid="00131b1b" style:font-size-asian="12pt" style:font-size-complex="12pt"/>
    </style:style>
    <style:style style:name="P19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paragraph-rsid="00102c43" style:font-name-asian="Calibri" style:font-size-asian="12pt" style:font-weight-asian="bold" style:font-name-complex="Times New Roman1" style:font-size-complex="12pt"/>
    </style:style>
    <style:style style:name="T1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3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officeooo:rsid="00102c43" style:font-name-asian="Calibri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normal" officeooo:rsid="000057d9" style:font-name-asian="Calibri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style:font-name-asian="Calibri" style:font-name-complex="Times New Roman1"/>
    </style:style>
    <style:style style:name="T10" style:family="text">
      <style:text-properties style:font-name="Times New Roman" officeooo:rsid="00102c43" style:font-name-asian="Calibri" style:font-name-complex="Times New Roman1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2.002cm" svg:height="2.274cm" svg:viewBox="0 0 2002 2274" draw:points="2,0 2,2274 2004,2274 2004,0" draw:recreate-on-edit="false"/></draw:frame></text:p>
          </table:table-cell>
          <table:table-cell table:style-name="Таблица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19">«Московский государственный технический университет</text:p>
            <text:p text:style-name="P19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1"/>
      <text:p text:style-name="P2"/>
      <text:p text:style-name="P9"><text:span text:style-name="T2">ФАКУЛЬТЕТ </text:span><text:span text:style-name="T4"><text:s/>«Информатика и системы управления»</text:span><text:span text:style-name="T2">_________________________________</text:span></text:p>
      <text:p text:style-name="P5"/>
      <text:p text:style-name="P9"><text:span text:style-name="T2">КАФЕДРА </text:span><text:span text:style-name="T4"><text:s/></text:span><text:span text:style-name="T5">«Программное обеспечение ЭВМ и информационные технологии»</text:span><text:span text:style-name="T3">___________</text:span></text:p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8"><text:span text:style-name="T1">Лабораторная работа № </text:span><text:span text:style-name="T6">8</text:span></text:p>
      <text:p text:style-name="P3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/>
            <text:p text:style-name="P9"><text:span text:style-name="T1">Тема <text:s/></text:span><text:span text:style-name="T8">Функции более высокого порядка</text:span></text:p>
            <text:p text:style-name="P2"/>
            <text:p text:style-name="P9"><text:span text:style-name="T1">Студент </text:span><text:span text:style-name="T7">Сушина А.Д.</text:span></text:p>
            <text:p text:style-name="P4"/>
            <text:p text:style-name="P9"><text:span text:style-name="T1">Группа <text:s/></text:span><text:span text:style-name="T7">ИУ7-61б</text:span></text:p>
            <text:p text:style-name="P2"/>
            <text:p text:style-name="P2">Оценка (баллы) _______________</text:p>
            <text:p text:style-name="P2"/>
            <text:p text:style-name="P9"><text:span text:style-name="T1">Преподаватель</text:span><text:span text:style-name="T7"> Толпинская Н.Б.</text:span></text:p>
          </table:table-cell>
          <table:table-cell table:style-name="Таблица2.A1" office:value-type="string"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6"/>
      <text:p text:style-name="P14">Москва. <text:s/></text:p>
      <text:p text:style-name="P1"><text:span text:style-name="T2">2020</text:span><text:bookmark text:name="_GoBack"/><text:span text:style-name="T2"> г</text:span></text:p>
      <text:p text:style-name="P18"><text:soft-page-break/>ИСПОЛЬЗОВАТЬ ФУНКЦИОНАЛЫ!</text:p>
      <text:p text:style-name="P10"/>
      <text:p text:style-name="P10">1. Написать функцию, которая по своему списку-аргументу Ist определяет</text:p>
      <text:p text:style-name="P15">является ли он палиндромом (то есть равны ли Ist и (reverse Ist)).</text:p>
      <text:p text:style-name="P15"/>
      <text:p text:style-name="P10">4. Напишите функцию swap-first-last, которая переставляет в списке-аргументе первый и последний элементы.</text:p>
      <text:p text:style-name="P10"/>
      <text:p text:style-name="P10">5. Напишите функцию swap-two-ellement, которая переставляет в списке- аргументе два указанных своими порядковыми номерами элемента в этом списке.</text:p>
      <text:p text:style-name="P10"/>
      <text:p text:style-name="P10"><text:span text:style-name="T9">6. Напишите две функции, swap-to-left и swap-to-right, которые производят круговую перестановку в списке-аргументе влево и вправо, соответственно. </text:span><text:span text:style-name="T10">( на к позиций)</text:span></text:p>
      <text:p text:style-name="P16"/>
      <text:p text:style-name="P10">7. Напишите функцию, которая умножает на заданное число-аргумент все числа</text:p>
      <text:p text:style-name="P10">из заданного списка-аргумента, когда</text:p>
      <text:p text:style-name="P10"/>
      <text:p text:style-name="P10">a) все элементы списка --- числа,</text:p>
      <text:p text:style-name="P10">6) элементы списка -- любые объекты.</text:p>
      <text:p text:style-name="P10"/>
      <text:p text:style-name="P10">8. Напишите функцию, select-between, которая из списка-аргумента,</text:p>
      <text:p text:style-name="P10">содержащего только числа, выбирает только те, которые расположены между двумя указанными границами-аргументами и возвращает их в виде списка (упорядоченного по возрастанию списка чисел (+ 2 балла))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5:22:05.732843976</meta:creation-date>
    <meta:editing-duration>PT52M36S</meta:editing-duration>
    <meta:editing-cycles>2</meta:editing-cycles>
    <meta:generator>LibreOffice/6.0.7.3$Linux_X86_64 LibreOffice_project/00m0$Build-3</meta:generator>
    <dc:date>2020-05-22T15:22:39.469766225</dc:date>
    <meta:document-statistic meta:table-count="2" meta:image-count="1" meta:object-count="0" meta:page-count="2" meta:paragraph-count="29" meta:word-count="196" meta:character-count="1619" meta:non-whitespace-character-count="1445"/>
  </office:meta>
</office:document-meta>
</file>